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e8a7" officeooo:paragraph-rsid="0008e8a7"/>
    </style:style>
    <style:style style:name="P2" style:family="paragraph" style:parent-style-name="Standard">
      <style:text-properties officeooo:rsid="0009bb01" officeooo:paragraph-rsid="0009bb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extualiser documenter</text:p>
      <text:p text:style-name="P1"/>
      <text:p text:style-name="P1">Thread → optimiser les performance </text:p>
      <text:p text:style-name="P1"/>
      <text:p text:style-name="P1">2 clients → simu et utilisat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6:40:52.671981176</meta:creation-date>
    <dc:date>2020-01-08T19:52:45.853078782</dc:date>
    <meta:editing-duration>PT1H51M4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3" meta:character-count="91" meta:non-whitespace-character-count="80"/>
  </office:meta>
</office:document-meta>
</file>